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STIX Two Text" svg:font-family="'STIX Two Tex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-complex="Calibri1"/>
    </style:style>
    <style:style style:name="P2" style:family="paragraph" style:parent-style-name="Standard">
      <style:paragraph-properties fo:text-align="justify" style:justify-single-word="false"/>
      <style:text-properties style:font-name-complex="Calibri1"/>
    </style:style>
    <style:style style:name="P3" style:family="paragraph" style:parent-style-name="Standard">
      <style:paragraph-properties fo:line-height="113%" fo:text-align="justify" style:justify-single-word="false"/>
      <style:text-properties style:font-name-complex="Calibri1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name-complex="Calibri1"/>
    </style:style>
    <style:style style:name="P5" style:family="paragraph" style:parent-style-name="Standard">
      <style:paragraph-properties fo:text-align="justify" style:justify-single-word="false"/>
      <style:text-properties fo:letter-spacing="-0.004cm" style:font-name-complex="Calibri1"/>
    </style:style>
    <style:style style:name="P6" style:family="paragraph" style:parent-style-name="Standard">
      <style:text-properties fo:color="#7f7f7f" style:font-name="STIX Two Text"/>
    </style:style>
    <style:style style:name="P7" style:family="paragraph" style:parent-style-name="Standard">
      <style:paragraph-properties fo:margin-left="0.199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style:font-name-complex="Calibri1"/>
    </style:style>
    <style:style style:name="P9" style:family="paragraph" style:parent-style-name="Standard">
      <style:paragraph-properties fo:margin-top="0.072cm" fo:margin-bottom="0cm" fo:text-align="justify" style:justify-single-word="false">
        <style:tab-stops>
          <style:tab-stop style:position="2.736cm"/>
        </style:tab-stops>
      </style:paragraph-properties>
      <style:text-properties style:font-name-complex="Calibri1"/>
    </style:style>
    <style:style style:name="P10" style:family="paragraph" style:parent-style-name="Standard">
      <style:paragraph-properties fo:margin-left="0cm" fo:margin-right="0.194cm" fo:margin-top="0.069cm" fo:margin-bottom="0cm" fo:line-height="115%" fo:text-align="justify" style:justify-single-word="false" fo:text-indent="0cm" style:auto-text-indent="false">
        <style:tab-stops>
          <style:tab-stop style:position="2.736cm"/>
          <style:tab-stop style:position="2.741cm"/>
        </style:tab-stops>
      </style:paragraph-properties>
      <style:text-properties fo:font-weight="bold" style:font-weight-asian="bold" style:font-name-complex="Calibri1" style:font-weight-complex="bold"/>
    </style:style>
    <style:style style:name="P11" style:family="paragraph" style:parent-style-name="Standard">
      <style:paragraph-properties fo:margin-left="0cm" fo:margin-right="0.191cm" fo:line-height="115%" fo:text-align="justify" style:justify-single-word="false" fo:text-indent="0cm" style:auto-text-indent="false">
        <style:tab-stops>
          <style:tab-stop style:position="1.468cm"/>
        </style:tab-stops>
      </style:paragraph-properties>
    </style:style>
    <style:style style:name="P12" style:family="paragraph" style:parent-style-name="Standard">
      <style:paragraph-properties fo:margin-left="0cm" fo:margin-right="0.187cm" fo:line-height="115%" fo:text-align="justify" style:justify-single-word="false" fo:text-indent="0cm" style:auto-text-indent="false">
        <style:tab-stops>
          <style:tab-stop style:position="1.468cm"/>
        </style:tab-stops>
      </style:paragraph-properties>
    </style:style>
    <style:style style:name="P13" style:family="paragraph" style:parent-style-name="Standard">
      <style:paragraph-properties fo:margin-left="0cm" fo:margin-right="0.187cm" fo:line-height="115%" fo:text-align="justify" style:justify-single-word="false" fo:text-indent="0cm" style:auto-text-indent="false">
        <style:tab-stops>
          <style:tab-stop style:position="1.468cm"/>
        </style:tab-stops>
      </style:paragraph-properties>
      <style:text-properties style:font-name-complex="Calibri1"/>
    </style:style>
    <style:style style:name="P14" style:family="paragraph" style:parent-style-name="Text_20_body">
      <style:paragraph-properties fo:margin-left="0.198cm" fo:margin-right="0cm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0.198cm" fo:margin-right="0cm" fo:line-height="115%" fo:text-align="justify" style:justify-single-word="false" fo:text-indent="0cm" style:auto-text-indent="false"/>
    </style:style>
    <style:style style:name="P16" style:family="paragraph" style:parent-style-name="Text_20_body">
      <style:paragraph-properties fo:margin-left="0.198cm" fo:margin-right="0cm" fo:margin-top="0.312cm" fo:margin-bottom="0cm" fo:text-align="justify" style:justify-single-word="false" fo:text-indent="0cm" style:auto-text-indent="false"/>
    </style:style>
    <style:style style:name="P17" style:family="paragraph" style:parent-style-name="Text_20_body">
      <style:paragraph-properties fo:margin-left="0.198cm" fo:margin-right="0cm" fo:margin-top="0.002cm" fo:margin-bottom="0cm" fo:text-align="justify" style:justify-single-word="false" fo:text-indent="0cm" style:auto-text-indent="false"/>
    </style:style>
    <style:style style:name="P18" style:family="paragraph" style:parent-style-name="Text_20_body">
      <style:paragraph-properties fo:margin-left="0.198cm" fo:margin-right="0cm" fo:margin-top="0.002cm" fo:margin-bottom="0cm" fo:text-align="justify" style:justify-single-word="false" fo:text-indent="0cm" style:auto-text-indent="false"/>
      <style:text-properties style:font-name="Calibri" style:font-name-complex="Calibri1"/>
    </style:style>
    <style:style style:name="P19" style:family="paragraph" style:parent-style-name="Text_20_body">
      <style:paragraph-properties fo:margin-left="0.198cm" fo:margin-right="0cm" fo:margin-top="0.282cm" fo:margin-bottom="0cm" fo:line-height="115%" fo:text-align="justify" style:justify-single-word="false" fo:text-indent="0cm" style:auto-text-indent="false"/>
    </style:style>
    <style:style style:name="P20" style:family="paragraph" style:parent-style-name="Text_20_body">
      <style:paragraph-properties fo:margin-top="0.014cm" fo:margin-bottom="0cm" fo:text-align="justify" style:justify-single-word="false"/>
      <style:text-properties style:font-name="Calibri" style:font-name-complex="Calibri1"/>
    </style:style>
    <style:style style:name="P21" style:family="paragraph" style:parent-style-name="Text_20_body">
      <style:paragraph-properties fo:margin-top="0.014cm" fo:margin-bottom="0cm" fo:text-align="justify" style:justify-single-word="false"/>
      <style:text-properties style:font-name="Calibri" fo:font-weight="bold" style:font-weight-asian="bold" style:font-name-complex="Calibri1"/>
    </style:style>
    <style:style style:name="P22" style:family="paragraph" style:parent-style-name="Text_20_body">
      <style:paragraph-properties fo:margin-left="0.199cm" fo:margin-right="0cm" fo:text-align="justify" style:justify-single-word="false" fo:text-indent="0cm" style:auto-text-indent="false"/>
    </style:style>
    <style:style style:name="P23" style:family="paragraph" style:parent-style-name="Text_20_body">
      <style:paragraph-properties fo:margin-left="0.199cm" fo:margin-right="0cm" fo:line-height="115%" fo:text-align="justify" style:justify-single-word="false" fo:text-indent="0cm" style:auto-text-indent="false"/>
    </style:style>
    <style:style style:name="P24" style:family="paragraph" style:parent-style-name="Text_20_body">
      <style:paragraph-properties fo:margin-left="0.199cm" fo:margin-right="0cm" fo:margin-top="0.291cm" fo:margin-bottom="0cm" fo:text-align="justify" style:justify-single-word="false" fo:text-indent="0cm" style:auto-text-indent="false"/>
    </style:style>
    <style:style style:name="P25" style:family="paragraph" style:parent-style-name="Text_20_body">
      <style:paragraph-properties fo:margin-top="0.007cm" fo:margin-bottom="0cm" fo:text-align="justify" style:justify-single-word="false"/>
      <style:text-properties style:font-name="Calibri" style:font-name-complex="Calibri1"/>
    </style:style>
    <style:style style:name="P26" style:family="paragraph" style:parent-style-name="Text_20_body">
      <style:paragraph-properties fo:margin-top="0.007cm" fo:margin-bottom="0cm" fo:text-align="justify" style:justify-single-word="false"/>
      <style:text-properties style:font-name="Calibri" fo:font-weight="bold" style:font-weight-asian="bold" style:font-name-complex="Calibri1"/>
    </style:style>
    <style:style style:name="P27" style:family="paragraph" style:parent-style-name="Text_20_body">
      <style:paragraph-properties fo:margin-top="0.005cm" fo:margin-bottom="0cm" fo:text-align="justify" style:justify-single-word="false"/>
      <style:text-properties style:font-name="Calibri" style:font-name-complex="Calibri1"/>
    </style:style>
    <style:style style:name="P28" style:family="paragraph" style:parent-style-name="Text_20_body">
      <style:paragraph-properties fo:margin-top="0.009cm" fo:margin-bottom="0cm" fo:text-align="justify" style:justify-single-word="false"/>
      <style:text-properties style:font-name="Calibri" style:font-name-complex="Calibri1"/>
    </style:style>
    <style:style style:name="P29" style:family="paragraph" style:parent-style-name="Text_20_body">
      <style:paragraph-properties fo:margin-top="0.012cm" fo:margin-bottom="0cm" fo:text-align="justify" style:justify-single-word="false"/>
      <style:text-properties style:font-name="Calibri" style:font-name-complex="Calibri1"/>
    </style:style>
    <style:style style:name="P30" style:family="paragraph" style:parent-style-name="Text_20_body">
      <style:paragraph-properties fo:margin-left="0.198cm" fo:margin-right="0.194cm" fo:line-height="115%" fo:text-align="justify" style:justify-single-word="false" fo:text-indent="0cm" style:auto-text-indent="false"/>
    </style:style>
    <style:style style:name="P31" style:family="paragraph" style:parent-style-name="Text_20_body">
      <style:paragraph-properties fo:margin-left="0.198cm" fo:margin-right="0.194cm" fo:margin-top="0.002cm" fo:margin-bottom="0cm" fo:line-height="115%" fo:text-align="justify" style:justify-single-word="false" fo:text-indent="0cm" style:auto-text-indent="false"/>
    </style:style>
    <style:style style:name="P32" style:family="paragraph" style:parent-style-name="Text_20_body">
      <style:paragraph-properties fo:margin-left="0.198cm" fo:margin-right="0.194cm" fo:margin-top="0.099cm" fo:margin-bottom="0cm" fo:line-height="115%" fo:text-align="justify" style:justify-single-word="false" fo:text-indent="0cm" style:auto-text-indent="false"/>
    </style:style>
    <style:style style:name="P33" style:family="paragraph" style:parent-style-name="Text_20_body">
      <style:paragraph-properties fo:margin-left="0.198cm" fo:margin-right="0.196cm" fo:margin-top="0.002cm" fo:margin-bottom="0cm" fo:line-height="115%" fo:text-align="justify" style:justify-single-word="false" fo:text-indent="0cm" style:auto-text-indent="false"/>
    </style:style>
    <style:style style:name="P34" style:family="paragraph" style:parent-style-name="Text_20_body">
      <style:paragraph-properties fo:margin-left="0.198cm" fo:margin-right="0.196cm" fo:margin-top="0.002cm" fo:margin-bottom="0cm" fo:line-height="115%" fo:text-align="justify" style:justify-single-word="false" fo:text-indent="0cm" style:auto-text-indent="false"/>
      <style:text-properties style:font-name="Calibri" style:font-name-complex="Calibri1"/>
    </style:style>
    <style:style style:name="P35" style:family="paragraph" style:parent-style-name="Text_20_body">
      <style:paragraph-properties fo:margin-left="0.199cm" fo:margin-right="0.189cm" fo:margin-top="0.099cm" fo:margin-bottom="0cm" fo:line-height="115%" fo:text-align="justify" style:justify-single-word="false" fo:text-indent="-0.002cm" style:auto-text-indent="false"/>
    </style:style>
    <style:style style:name="P36" style:family="paragraph" style:parent-style-name="Text_20_body">
      <style:paragraph-properties fo:margin-left="0.199cm" fo:margin-right="0.198cm" fo:margin-top="0.067cm" fo:margin-bottom="0cm" fo:line-height="115%" fo:text-align="justify" style:justify-single-word="false" fo:text-indent="0cm" style:auto-text-indent="false"/>
      <style:text-properties style:font-name="Calibri" style:font-name-complex="Calibri1"/>
    </style:style>
    <style:style style:name="P37" style:family="paragraph" style:parent-style-name="Text_20_body">
      <style:paragraph-properties fo:margin-left="0.199cm" fo:margin-right="0.198cm" fo:margin-top="0.067cm" fo:margin-bottom="0cm" fo:line-height="115%" fo:text-align="justify" style:justify-single-word="false" fo:text-indent="0cm" style:auto-text-indent="false"/>
    </style:style>
    <style:style style:name="P38" style:family="paragraph" style:parent-style-name="Text_20_body">
      <style:paragraph-properties fo:margin-top="0.018cm" fo:margin-bottom="0cm" fo:text-align="justify" style:justify-single-word="false"/>
      <style:text-properties style:font-name="Calibri" style:font-name-complex="Calibri1"/>
    </style:style>
    <style:style style:name="P39" style:family="paragraph" style:parent-style-name="Text_20_body">
      <style:paragraph-properties fo:margin-top="0.011cm" fo:margin-bottom="0cm" fo:text-align="justify" style:justify-single-word="false"/>
      <style:text-properties style:font-name="Calibri" style:font-name-complex="Calibri1"/>
    </style:style>
    <style:style style:name="P40" style:family="paragraph" style:parent-style-name="Text_20_body">
      <style:paragraph-properties fo:margin-top="0.002cm" fo:margin-bottom="0cm" fo:text-align="justify" style:justify-single-word="false"/>
      <style:text-properties style:font-name="Calibri" fo:font-weight="bold" style:font-weight-asian="bold" style:font-name-complex="Calibri1"/>
    </style:style>
    <style:style style:name="P41" style:family="paragraph" style:parent-style-name="Text_20_body">
      <style:paragraph-properties fo:margin-top="0.019cm" fo:margin-bottom="0cm" fo:text-align="justify" style:justify-single-word="false"/>
      <style:text-properties style:font-name="Calibri" fo:font-weight="bold" style:font-weight-asian="bold" style:font-name-complex="Calibri1"/>
    </style:style>
    <style:style style:name="P42" style:family="paragraph" style:parent-style-name="Text_20_body">
      <style:paragraph-properties fo:margin-top="0.004cm" fo:margin-bottom="0cm" fo:text-align="justify" style:justify-single-word="false"/>
      <style:text-properties style:font-name="Calibri" style:font-name-complex="Calibri1"/>
    </style:style>
    <style:style style:name="P43" style:family="paragraph" style:parent-style-name="Title" style:master-page-name="Standard">
      <style:paragraph-properties fo:margin-left="0cm" fo:margin-right="0.005cm" fo:line-height="1.256cm" fo:text-indent="0cm" style:auto-text-indent="false" style:page-number="auto"/>
    </style:style>
    <style:style style:name="P44" style:family="paragraph" style:parent-style-name="Heading_20_2" style:list-style-name="WWNum6">
      <style:paragraph-properties fo:margin-top="0.081cm" fo:margin-bottom="0cm" fo:text-align="justify" style:justify-single-word="false">
        <style:tab-stops>
          <style:tab-stop style:position="0.781cm"/>
        </style:tab-stops>
      </style:paragraph-properties>
    </style:style>
    <style:style style:name="P45" style:family="paragraph" style:parent-style-name="Heading_20_2">
      <style:paragraph-properties fo:margin-left="0.198cm" fo:margin-right="0cm" fo:text-align="justify" style:justify-single-word="false" fo:text-indent="0cm" style:auto-text-indent="false"/>
    </style:style>
    <style:style style:name="P46" style:family="paragraph" style:parent-style-name="Heading_20_2">
      <style:paragraph-properties fo:margin-left="0.198cm" fo:margin-right="0cm" fo:margin-top="0.081cm" fo:margin-bottom="0cm" fo:text-align="justify" style:justify-single-word="false" fo:text-indent="0cm" style:auto-text-indent="false"/>
    </style:style>
    <style:style style:name="P47" style:family="paragraph" style:parent-style-name="Heading_20_2">
      <style:paragraph-properties fo:margin-left="0.198cm" fo:margin-right="0cm" fo:margin-top="0.081cm" fo:margin-bottom="0cm" fo:text-align="justify" style:justify-single-word="false" fo:text-indent="0cm" style:auto-text-indent="false">
        <style:tab-stops>
          <style:tab-stop style:position="0.781cm"/>
        </style:tab-stops>
      </style:paragraph-properties>
    </style:style>
    <style:style style:name="P48" style:family="paragraph" style:parent-style-name="Heading_20_2">
      <style:paragraph-properties fo:margin-left="0.198cm" fo:margin-right="0cm" fo:margin-top="0.081cm" fo:margin-bottom="0cm" fo:text-align="justify" style:justify-single-word="false" fo:text-indent="0cm" style:auto-text-indent="false">
        <style:tab-stops>
          <style:tab-stop style:position="0.781cm"/>
        </style:tab-stops>
      </style:paragraph-properties>
      <style:text-properties style:font-name="Calibri" style:font-name-complex="Calibri1"/>
    </style:style>
    <style:style style:name="P49" style:family="paragraph" style:parent-style-name="Heading_20_2">
      <style:paragraph-properties fo:margin-left="0.781cm" fo:margin-right="0cm" fo:margin-top="0.081cm" fo:margin-bottom="0cm" fo:text-align="justify" style:justify-single-word="false" fo:text-indent="0cm" style:auto-text-indent="false">
        <style:tab-stops>
          <style:tab-stop style:position="0.781cm"/>
        </style:tab-stops>
      </style:paragraph-properties>
      <style:text-properties style:font-name="Calibri" style:font-name-complex="Calibri1"/>
    </style:style>
    <style:style style:name="P50" style:family="paragraph" style:parent-style-name="Heading_20_2" style:list-style-name="WWNum6">
      <style:paragraph-properties fo:margin-left="0.781cm" fo:margin-right="0cm" fo:margin-top="0.081cm" fo:margin-bottom="0cm" fo:text-align="justify" style:justify-single-word="false" fo:text-indent="-0.584cm" style:auto-text-indent="false">
        <style:tab-stops>
          <style:tab-stop style:position="0.781cm"/>
        </style:tab-stops>
      </style:paragraph-properties>
    </style:style>
    <style:style style:name="P51" style:family="paragraph" style:parent-style-name="Heading_20_2">
      <style:paragraph-properties fo:margin-left="0.198cm" fo:margin-right="0cm" fo:margin-top="0.081cm" fo:margin-bottom="0cm" fo:text-align="justify" style:justify-single-word="false" fo:text-indent="-0.198cm" style:auto-text-indent="false">
        <style:tab-stops>
          <style:tab-stop style:position="0.781cm"/>
        </style:tab-stops>
      </style:paragraph-properties>
      <style:text-properties style:font-name="Calibri" style:font-name-complex="Calibri1"/>
    </style:style>
    <style:style style:name="P52" style:family="paragraph" style:parent-style-name="Heading_20_1" style:list-style-name="WWNum4">
      <style:paragraph-properties fo:text-align="justify" style:justify-single-word="false">
        <style:tab-stops>
          <style:tab-stop style:position="0.829cm"/>
        </style:tab-stops>
      </style:paragraph-properties>
    </style:style>
    <style:style style:name="P53" style:family="paragraph" style:parent-style-name="Heading_20_1" style:list-style-name="WWNum5">
      <style:paragraph-properties fo:text-align="justify" style:justify-single-word="false">
        <style:tab-stops>
          <style:tab-stop style:position="0.829cm"/>
        </style:tab-stops>
      </style:paragraph-properties>
    </style:style>
    <style:style style:name="P54" style:family="paragraph" style:parent-style-name="Heading_20_1" style:list-style-name="WWNum6">
      <style:paragraph-properties fo:text-align="justify" style:justify-single-word="false">
        <style:tab-stops>
          <style:tab-stop style:position="0.829cm"/>
        </style:tab-stops>
      </style:paragraph-properties>
    </style:style>
    <style:style style:name="P55" style:family="paragraph" style:parent-style-name="Heading_20_1">
      <style:paragraph-properties fo:margin-left="0.198cm" fo:margin-right="0cm" fo:text-align="justify" style:justify-single-word="false" fo:text-indent="0cm" style:auto-text-indent="false"/>
      <style:text-properties style:font-name="Calibri" fo:letter-spacing="-0.004cm" style:font-name-complex="Calibri1"/>
    </style:style>
    <style:style style:name="P56" style:family="paragraph" style:parent-style-name="Heading_20_1">
      <style:paragraph-properties fo:margin-left="0.198cm" fo:margin-right="0cm" fo:text-align="justify" style:justify-single-word="false" fo:text-indent="0cm" style:auto-text-indent="false"/>
    </style:style>
    <style:style style:name="P57" style:family="paragraph" style:parent-style-name="Heading_20_1" style:list-style-name="WWNum6">
      <style:paragraph-properties fo:margin-left="0.829cm" fo:margin-right="0cm" fo:text-align="justify" style:justify-single-word="false" fo:text-indent="-0.631cm" style:auto-text-indent="false">
        <style:tab-stops>
          <style:tab-stop style:position="0.829cm"/>
        </style:tab-stops>
      </style:paragraph-properties>
    </style:style>
    <style:style style:name="P58" style:family="paragraph" style:parent-style-name="Heading_20_1" style:list-style-name="WWNum6">
      <style:paragraph-properties fo:margin-left="0.829cm" fo:margin-right="0cm" fo:margin-top="0cm" fo:margin-bottom="0cm" fo:text-align="justify" style:justify-single-word="false" fo:text-indent="-0.631cm" style:auto-text-indent="false">
        <style:tab-stops>
          <style:tab-stop style:position="0.829cm"/>
        </style:tab-stops>
      </style:paragraph-properties>
    </style:style>
    <style:style style:name="P59" style:family="paragraph" style:parent-style-name="List_20_Paragraph" style:list-style-name="WWNum3">
      <style:paragraph-properties fo:text-align="justify" style:justify-single-word="false"/>
    </style:style>
    <style:style style:name="P60" style:family="paragraph" style:parent-style-name="List_20_Paragraph" style:list-style-name="WWNum3">
      <style:paragraph-properties fo:text-align="justify" style:justify-single-word="false">
        <style:tab-stops>
          <style:tab-stop style:position="1.464cm"/>
        </style:tab-stops>
      </style:paragraph-properties>
    </style:style>
    <style:style style:name="P61" style:family="paragraph" style:parent-style-name="List_20_Paragraph" style:list-style-name="WWNum3">
      <style:paragraph-properties fo:text-align="justify" style:justify-single-word="false">
        <style:tab-stops>
          <style:tab-stop style:position="1.466cm"/>
        </style:tab-stops>
      </style:paragraph-properties>
    </style:style>
    <style:style style:name="P62" style:family="paragraph" style:parent-style-name="List_20_Paragraph" style:list-style-name="WWNum3">
      <style:paragraph-properties fo:text-align="justify" style:justify-single-word="false">
        <style:tab-stops>
          <style:tab-stop style:position="1.468cm"/>
        </style:tab-stops>
      </style:paragraph-properties>
    </style:style>
    <style:style style:name="P63" style:family="paragraph" style:parent-style-name="List_20_Paragraph" style:list-style-name="WWNum3">
      <style:paragraph-properties fo:text-align="justify" style:justify-single-word="false">
        <style:tab-stops>
          <style:tab-stop style:position="1.469cm"/>
        </style:tab-stops>
      </style:paragraph-properties>
    </style:style>
    <style:style style:name="P64" style:family="paragraph" style:parent-style-name="List_20_Paragraph" style:list-style-name="WWNum3">
      <style:paragraph-properties fo:text-align="justify" style:justify-single-word="false">
        <style:tab-stops>
          <style:tab-stop style:position="1.471cm"/>
        </style:tab-stops>
      </style:paragraph-properties>
    </style:style>
    <style:style style:name="P65" style:family="paragraph" style:parent-style-name="List_20_Paragraph" style:list-style-name="WWNum2">
      <style:paragraph-properties fo:margin-left="1.468cm" fo:margin-right="0.189cm" fo:line-height="115%" fo:text-align="justify" style:justify-single-word="false" fo:text-indent="-0.635cm" style:auto-text-indent="false">
        <style:tab-stops>
          <style:tab-stop style:position="1.469cm"/>
        </style:tab-stops>
      </style:paragraph-properties>
    </style:style>
    <style:style style:name="P66" style:family="paragraph" style:parent-style-name="List_20_Paragraph" style:list-style-name="WWNum2">
      <style:paragraph-properties fo:margin-left="1.468cm" fo:margin-right="0.192cm" fo:line-height="115%" fo:text-align="justify" style:justify-single-word="false" fo:text-indent="-0.637cm" style:auto-text-indent="false">
        <style:tab-stops>
          <style:tab-stop style:position="1.469cm"/>
        </style:tab-stops>
      </style:paragraph-properties>
    </style:style>
    <style:style style:name="P67" style:family="paragraph" style:parent-style-name="List_20_Paragraph" style:list-style-name="WWNum3">
      <style:paragraph-properties fo:margin-left="1.468cm" fo:margin-right="0.194cm" fo:margin-top="0.067cm" fo:margin-bottom="0cm" fo:line-height="115%" fo:text-align="justify" style:justify-single-word="false" fo:text-indent="-0.637cm" style:auto-text-indent="false">
        <style:tab-stops>
          <style:tab-stop style:position="1.464cm"/>
          <style:tab-stop style:position="1.468cm"/>
        </style:tab-stops>
      </style:paragraph-properties>
    </style:style>
    <style:style style:name="P68" style:family="paragraph" style:parent-style-name="List_20_Paragraph" style:list-style-name="WWNum3">
      <style:paragraph-properties fo:margin-left="1.468cm" fo:margin-right="0.194cm" fo:margin-top="0.072cm" fo:margin-bottom="0cm" fo:line-height="115%" fo:text-align="justify" style:justify-single-word="false" fo:text-indent="-0.637cm" style:auto-text-indent="false">
        <style:tab-stops>
          <style:tab-stop style:position="1.464cm"/>
          <style:tab-stop style:position="1.468cm"/>
        </style:tab-stops>
      </style:paragraph-properties>
    </style:style>
    <style:style style:name="P69" style:family="paragraph" style:parent-style-name="List_20_Paragraph" style:list-style-name="WWNum3">
      <style:paragraph-properties fo:margin-top="0.004cm" fo:margin-bottom="0cm" fo:text-align="justify" style:justify-single-word="false">
        <style:tab-stops>
          <style:tab-stop style:position="1.466cm"/>
        </style:tab-stops>
      </style:paragraph-properties>
    </style:style>
    <style:style style:name="P70" style:family="paragraph" style:parent-style-name="List_20_Paragraph" style:list-style-name="WWNum3">
      <style:paragraph-properties fo:margin-top="0.067cm" fo:margin-bottom="0cm" fo:text-align="justify" style:justify-single-word="false">
        <style:tab-stops>
          <style:tab-stop style:position="1.466cm"/>
        </style:tab-stops>
      </style:paragraph-properties>
    </style:style>
    <style:style style:name="P71" style:family="paragraph" style:parent-style-name="List_20_Paragraph">
      <style:paragraph-properties fo:margin-left="1.468cm" fo:margin-right="0cm" fo:text-align="justify" style:justify-single-word="false" fo:text-indent="0cm" style:auto-text-indent="false">
        <style:tab-stops>
          <style:tab-stop style:position="1.469cm"/>
        </style:tab-stops>
      </style:paragraph-properties>
      <style:text-properties style:font-name="Calibri" style:font-name-complex="Calibri1"/>
    </style:style>
    <style:style style:name="P72" style:family="paragraph" style:parent-style-name="List_20_Paragraph">
      <style:paragraph-properties fo:margin-left="1.468cm" fo:margin-right="0cm" fo:text-align="justify" style:justify-single-word="false" fo:text-indent="0cm" style:auto-text-indent="false">
        <style:tab-stops>
          <style:tab-stop style:position="1.471cm"/>
        </style:tab-stops>
      </style:paragraph-properties>
      <style:text-properties style:font-name="Calibri" style:font-name-complex="Calibri1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Calibri" fo:font-size="16pt" style:font-size-asian="16pt" style:font-name-complex="Calibri1" style:font-size-complex="16pt"/>
    </style:style>
    <style:style style:name="T3" style:family="text">
      <style:text-properties style:font-name="Calibri" fo:font-size="16pt" fo:letter-spacing="0.002cm" style:font-size-asian="16pt" style:font-name-complex="Calibri1" style:font-size-complex="16pt"/>
    </style:style>
    <style:style style:name="T4" style:family="text">
      <style:text-properties style:font-name="Calibri" fo:font-size="16pt" fo:letter-spacing="-0.004cm" style:font-size-asian="16pt" style:font-name-complex="Calibri1" style:font-size-complex="16pt"/>
    </style:style>
    <style:style style:name="T5" style:family="text">
      <style:text-properties style:font-name="Calibri" fo:font-size="16pt" fo:letter-spacing="0.004cm" style:font-size-asian="16pt" style:font-name-complex="Calibri1" style:font-size-complex="16pt"/>
    </style:style>
    <style:style style:name="T6" style:family="text">
      <style:text-properties style:font-name="Calibri" fo:letter-spacing="-0.004cm" style:font-name-complex="Calibri1"/>
    </style:style>
    <style:style style:name="T7" style:family="text">
      <style:text-properties style:font-name="Calibri" fo:letter-spacing="-0.004cm" style:text-underline-style="none" style:font-name-complex="Calibri1"/>
    </style:style>
    <style:style style:name="T8" style:family="text">
      <style:text-properties style:font-name="Calibri" fo:letter-spacing="-0.007cm" style:font-name-complex="Calibri1"/>
    </style:style>
    <style:style style:name="T9" style:family="text">
      <style:text-properties style:font-name="Calibri" fo:letter-spacing="-0.007cm" fo:font-weight="bold" style:font-weight-asian="bold" style:font-name-complex="Calibri1"/>
    </style:style>
    <style:style style:name="T10" style:family="text">
      <style:text-properties style:font-name="Calibri" fo:letter-spacing="-0.005cm" style:font-name-complex="Calibri1"/>
    </style:style>
    <style:style style:name="T11" style:family="text">
      <style:text-properties style:font-name="Calibri" fo:letter-spacing="-0.009cm" style:font-name-complex="Calibri1"/>
    </style:style>
    <style:style style:name="T12" style:family="text">
      <style:text-properties style:font-name="Calibri" fo:letter-spacing="-0.009cm" fo:font-weight="bold" style:font-weight-asian="bold" style:font-name-complex="Calibri1"/>
    </style:style>
    <style:style style:name="T13" style:family="text">
      <style:text-properties style:font-name="Calibri" fo:letter-spacing="-0.021cm" style:font-name-complex="Calibri1"/>
    </style:style>
    <style:style style:name="T14" style:family="text">
      <style:text-properties style:font-name="Calibri" fo:letter-spacing="-0.023cm" style:font-name-complex="Calibri1"/>
    </style:style>
    <style:style style:name="T15" style:family="text">
      <style:text-properties style:font-name="Calibri" fo:letter-spacing="-0.018cm" style:font-name-complex="Calibri1"/>
    </style:style>
    <style:style style:name="T16" style:family="text">
      <style:text-properties style:font-name="Calibri" fo:letter-spacing="-0.018cm" fo:font-weight="bold" style:font-weight-asian="bold" style:font-name-complex="Calibri1"/>
    </style:style>
    <style:style style:name="T17" style:family="text">
      <style:text-properties style:font-name="Calibri" fo:letter-spacing="-0.012cm" style:font-name-complex="Calibri1"/>
    </style:style>
    <style:style style:name="T18" style:family="text">
      <style:text-properties style:font-name="Calibri" fo:letter-spacing="-0.012cm" fo:font-weight="bold" style:font-weight-asian="bold" style:font-name-complex="Calibri1"/>
    </style:style>
    <style:style style:name="T19" style:family="text">
      <style:text-properties style:font-name="Calibri" fo:font-weight="bold" style:font-weight-asian="bold" style:font-name-complex="Calibri1"/>
    </style:style>
    <style:style style:name="T20" style:family="text">
      <style:text-properties style:font-name="Calibri" fo:font-weight="bold" style:font-weight-asian="bold" style:font-name-complex="Calibri1" style:font-weight-complex="bold"/>
    </style:style>
    <style:style style:name="T21" style:family="text">
      <style:text-properties style:font-name="Calibri" fo:letter-spacing="-0.014cm" style:font-name-complex="Calibri1"/>
    </style:style>
    <style:style style:name="T22" style:family="text">
      <style:text-properties style:font-name="Calibri" fo:letter-spacing="-0.014cm" fo:font-weight="bold" style:font-weight-asian="bold" style:font-name-complex="Calibri1"/>
    </style:style>
    <style:style style:name="T23" style:family="text">
      <style:text-properties style:font-name="Calibri" fo:letter-spacing="-0.011cm" style:font-name-complex="Calibri1"/>
    </style:style>
    <style:style style:name="T24" style:family="text">
      <style:text-properties style:font-name="Calibri" fo:letter-spacing="-0.011cm" fo:font-weight="bold" style:font-weight-asian="bold" style:font-name-complex="Calibri1"/>
    </style:style>
    <style:style style:name="T25" style:family="text">
      <style:text-properties style:font-name="Calibri" fo:letter-spacing="-0.002cm" style:font-name-complex="Calibri1"/>
    </style:style>
    <style:style style:name="T26" style:family="text">
      <style:text-properties style:font-name="Calibri" fo:letter-spacing="-0.002cm" style:text-underline-style="none" style:font-name-complex="Calibri1"/>
    </style:style>
    <style:style style:name="T27" style:family="text">
      <style:text-properties style:font-name="Calibri" fo:letter-spacing="0.071cm" style:font-name-complex="Calibri1"/>
    </style:style>
    <style:style style:name="T28" style:family="text">
      <style:text-properties style:font-name="Calibri" fo:letter-spacing="0.071cm" fo:font-weight="bold" style:font-weight-asian="bold" style:font-name-complex="Calibri1"/>
    </style:style>
    <style:style style:name="T29" style:family="text">
      <style:text-properties style:font-name="Calibri" fo:letter-spacing="0.046cm" fo:font-weight="bold" style:font-weight-asian="bold" style:font-name-complex="Calibri1"/>
    </style:style>
    <style:style style:name="T30" style:family="text">
      <style:text-properties style:font-name="Calibri" fo:letter-spacing="0.042cm" style:font-name-complex="Calibri1"/>
    </style:style>
    <style:style style:name="T31" style:family="text">
      <style:text-properties style:font-name="Calibri" fo:letter-spacing="0.042cm" fo:font-weight="bold" style:font-weight-asian="bold" style:font-name-complex="Calibri1"/>
    </style:style>
    <style:style style:name="T32" style:family="text">
      <style:text-properties style:font-name="Calibri" fo:letter-spacing="0.039cm" fo:font-weight="bold" style:font-weight-asian="bold" style:font-name-complex="Calibri1"/>
    </style:style>
    <style:style style:name="T33" style:family="text">
      <style:text-properties style:font-name="Calibri" fo:letter-spacing="0.044cm" style:font-name-complex="Calibri1"/>
    </style:style>
    <style:style style:name="T34" style:family="text">
      <style:text-properties style:font-name="Calibri" fo:letter-spacing="0.041cm" style:font-name-complex="Calibri1"/>
    </style:style>
    <style:style style:name="T35" style:family="text">
      <style:text-properties style:font-name="Calibri" fo:letter-spacing="-0.016cm" style:font-name-complex="Calibri1"/>
    </style:style>
    <style:style style:name="T36" style:family="text">
      <style:text-properties style:font-name="Calibri" style:text-underline-style="none" style:font-name-complex="Calibri1"/>
    </style:style>
    <style:style style:name="T37" style:family="text">
      <style:text-properties style:font-name="Calibri" fo:letter-spacing="0.055cm" style:font-name-complex="Calibri1"/>
    </style:style>
    <style:style style:name="T38" style:family="text">
      <style:text-properties style:font-name="Calibri" fo:font-weight="normal" style:font-weight-asian="normal" style:font-name-complex="Calibri1" style:font-weight-complex="normal"/>
    </style:style>
    <style:style style:name="T39" style:family="text">
      <style:text-properties style:font-name-complex="Calibri1"/>
    </style:style>
    <style:style style:name="T40" style:family="text">
      <style:text-properties style:font-name-complex="Calibri1" style:font-weight-complex="bold"/>
    </style:style>
    <style:style style:name="T41" style:family="text">
      <style:text-properties fo:letter-spacing="-0.004cm" style:font-name-complex="Calibri1"/>
    </style:style>
    <style:style style:name="T42" style:family="text">
      <style:text-properties fo:letter-spacing="-0.004cm" fo:font-weight="bold" style:font-weight-asian="bold" style:font-name-complex="Calibri1"/>
    </style:style>
    <style:style style:name="T43" style:family="text">
      <style:text-properties fo:letter-spacing="-0.007cm" style:font-name-complex="Calibri1"/>
    </style:style>
    <style:style style:name="T44" style:family="text">
      <style:text-properties fo:letter-spacing="-0.007cm" fo:font-weight="bold" style:font-weight-asian="bold" style:font-name-complex="Calibri1"/>
    </style:style>
    <style:style style:name="T45" style:family="text">
      <style:text-properties fo:letter-spacing="-0.005cm" style:font-name-complex="Calibri1"/>
    </style:style>
    <style:style style:name="T46" style:family="text">
      <style:text-properties fo:letter-spacing="-0.005cm" fo:font-weight="bold" style:font-weight-asian="bold" style:font-name-complex="Calibri1"/>
    </style:style>
    <style:style style:name="T47" style:family="text">
      <style:text-properties fo:letter-spacing="-0.009cm" style:font-name-complex="Calibri1"/>
    </style:style>
    <style:style style:name="T48" style:family="text">
      <style:text-properties fo:letter-spacing="-0.012cm" style:font-name-complex="Calibri1"/>
    </style:style>
    <style:style style:name="T49" style:family="text">
      <style:text-properties fo:letter-spacing="-0.012cm" fo:font-weight="bold" style:font-weight-asian="bold" style:font-name-complex="Calibri1"/>
    </style:style>
    <style:style style:name="T50" style:family="text">
      <style:text-properties fo:font-weight="bold" style:font-weight-asian="bold" style:font-name-complex="Calibri1"/>
    </style:style>
    <style:style style:name="T51" style:family="text">
      <style:text-properties fo:letter-spacing="-0.011cm" style:font-name-complex="Calibri1"/>
    </style:style>
    <style:style style:name="T52" style:family="text">
      <style:text-properties fo:letter-spacing="-0.011cm" fo:font-weight="bold" style:font-weight-asian="bold" style:font-name-complex="Calibri1"/>
    </style:style>
    <style:style style:name="T53" style:family="text">
      <style:text-properties fo:letter-spacing="-0.002cm" style:font-name-complex="Calibri1"/>
    </style:style>
    <style:style style:name="T54" style:family="text">
      <style:text-properties fo:letter-spacing="-0.016cm" fo:font-weight="bold" style:font-weight-asian="bold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-start text:name="_Hlk152232106"/><text:span text:style-name="T2">LINEE</text:span><text:span text:style-name="T3"> </text:span><text:span text:style-name="T4">GUIDA </text:span><text:span text:style-name="T2">DI</text:span><text:span text:style-name="T5"> </text:span><text:span text:style-name="T4">RENDICONTAZIONE</text:span><text:bookmark text:name="Premessa"/></text:p>
      <text:list xml:id="list5323793613511973268" text:style-name="Outline">
        <text:list-item>
          <text:h text:style-name="P55" text:outline-level="1"/>
        </text:list-item>
        <text:list-item>
          <text:h text:style-name="P56" text:outline-level="1"><text:span text:style-name="T6">Premessa</text:span></text:h>
        </text:list-item>
      </text:list>
      <text:p text:style-name="P16"><text:span text:style-name="T6">Le presenti linee guida intendono</text:span><text:span text:style-name="T8"> </text:span><text:span text:style-name="T6">fornire</text:span><text:span text:style-name="T10"> </text:span><text:span text:style-name="T6">indicazioni</text:span><text:span text:style-name="T10"> </text:span><text:span text:style-name="T6">sui</text:span><text:span text:style-name="T11"> </text:span><text:span text:style-name="T6">criteri</text:span><text:span text:style-name="T8"> </text:span><text:span text:style-name="T6">di ammissibilità</text:span><text:span text:style-name="T11"> </text:span><text:span text:style-name="T6">delle</text:span><text:span text:style-name="T10"> </text:span><text:span text:style-name="T6">spese;</text:span><text:span text:style-name="T1"> il</text:span><text:span text:style-name="T13"> </text:span><text:span text:style-name="T1">corretto,</text:span><text:span text:style-name="T14"> </text:span><text:span text:style-name="T1">trasparente</text:span><text:span text:style-name="T13"> </text:span><text:span text:style-name="T1">e</text:span><text:span text:style-name="T13"> </text:span><text:span text:style-name="T1">ineccepibile</text:span><text:span text:style-name="T13"> </text:span><text:span text:style-name="T1">svolgimento</text:span><text:span text:style-name="T14"> </text:span><text:span text:style-name="T1">delle</text:span><text:span text:style-name="T15"> </text:span><text:span text:style-name="T1">attività</text:span><text:span text:style-name="T13"> </text:span><text:span text:style-name="T1">di</text:span><text:span text:style-name="T13"> </text:span><text:span text:style-name="T1">gestione</text:span><text:span text:style-name="T13"> </text:span><text:span text:style-name="T1">amministrativa</text:span><text:span text:style-name="T13"> </text:span><text:span text:style-name="T1">e</text:span><text:span text:style-name="T14"> </text:span><text:span text:style-name="T1">contabile e il</text:span><text:span text:style-name="T8"> </text:span><text:span text:style-name="T1">monitoraggio</text:span><text:span text:style-name="T6"> </text:span><text:span text:style-name="T1">dei</text:span><text:span text:style-name="T17"> </text:span><text:span text:style-name="T1">risultati</text:span><text:span text:style-name="T11"> </text:span><text:span text:style-name="T1">del</text:span><text:span text:style-name="T10"> </text:span><text:span text:style-name="T6">Progetto.</text:span></text:p>
      <text:p text:style-name="P20"/>
      <text:p text:style-name="P23"><text:span text:style-name="T1">L’Organizzazione si impegna a una puntuale rendicontazione finanziaria e narrativa, in linea con quanto approvato nell’accordo di progetto e nei suoi allegati, quali, tra gli altri, la proposta progettuale e il relativo budget.</text:span></text:p>
      <text:p text:style-name="P25"/>
      <text:list xml:id="list3842726478676666208" text:style-name="WWNum2">
        <text:list-item>
          <text:p text:style-name="P65"><text:span text:style-name="T19">La</text:span><text:span text:style-name="T22"> </text:span><text:span text:style-name="T19">rendicontazione</text:span><text:span text:style-name="T18"> </text:span><text:span text:style-name="T19">finanziaria:</text:span><text:span text:style-name="T18"> </text:span><text:span text:style-name="T1">è</text:span><text:span text:style-name="T23"> </text:span><text:span text:style-name="T1">lo</text:span><text:span text:style-name="T11"> </text:span><text:span text:style-name="T1">strumento</text:span><text:span text:style-name="T11"> </text:span><text:span text:style-name="T1">di</text:span><text:span text:style-name="T17"> </text:span><text:span text:style-name="T1">monitoraggio</text:span><text:span text:style-name="T11"> </text:span><text:span text:style-name="T1">dell’impiego</text:span><text:span text:style-name="T11"> </text:span><text:span text:style-name="T1">delle</text:span><text:span text:style-name="T21"> </text:span><text:span text:style-name="T1">risorse</text:span><text:span text:style-name="T23"> </text:span><text:span text:style-name="T1">donate</text:span><text:span text:style-name="T23"> </text:span><text:span text:style-name="T1">per l’effettivo raggiungimento degli obiettivi concordati. Le spese sono ammissibili secondo i criteri, le tempistiche, e la relativa documentazione riportate nel presente documento. Questo tipo di rendicontazione deve essere presentata secondo le tempistiche e la modulistica predefinita tra</text:span><text:span text:style-name="T25"> </text:span><text:span text:style-name="T1">le Parti.</text:span></text:p>
        </text:list-item>
      </text:list>
      <text:p text:style-name="P27"/>
      <text:list xml:id="list37557066" text:continue-numbering="true" text:style-name="WWNum2">
        <text:list-item>
          <text:p text:style-name="P66"><text:span text:style-name="T19">La rendicontazione narrativa: </text:span><text:span text:style-name="T1">è lo strumento di monitoraggio del raggiungimento degli obiettivi definiti nel Progetto in accordo con le risorse donate. Questo tipo di rendicontazione permetterà il monitoraggio del Progetto secondo le tempistiche</text:span><text:span text:style-name="T8"> </text:span><text:span text:style-name="T1">predefinite</text:span><text:span text:style-name="T8"> </text:span><text:span text:style-name="T1">tra</text:span><text:span text:style-name="T17"> </text:span><text:span text:style-name="T1">le</text:span><text:span text:style-name="T8"> </text:span><text:span text:style-name="T1">Parti,</text:span><text:span text:style-name="T8"> </text:span><text:span text:style-name="T1">attraverso</text:span><text:span text:style-name="T10"> </text:span><text:span text:style-name="T1">una</text:span><text:span text:style-name="T11"> </text:span><text:span text:style-name="T1">reportistica</text:span><text:span text:style-name="T11"> </text:span><text:span text:style-name="T1">concordata.</text:span><text:span text:style-name="T27"> </text:span></text:p>
        </text:list-item>
      </text:list>
      <text:p text:style-name="P28"/>
      <text:p text:style-name="P23"><text:span text:style-name="T1">Sia per la rendicontazione finanziaria che narrativa, è sempre prevista la possibilità da parte di Fondazione AR di richiedere informazioni aggiuntive sull’andamento del Progetto e sulle relative spese.</text:span></text:p>
      <text:p text:style-name="P2"/>
      <text:p text:style-name="P2"/>
      <text:list xml:id="list7299702049864956015" text:style-name="WWNum4">
        <text:list-item>
          <text:h text:style-name="P52" text:outline-level="1"><text:bookmark text:name="1._Criteri_di_ammissibilità_delle_spese"/><text:span text:style-name="T1">Criteri</text:span><text:span text:style-name="T11"> </text:span><text:span text:style-name="T1">di</text:span><text:span text:style-name="T8"> </text:span><text:span text:style-name="T1">ammissibilità</text:span><text:span text:style-name="T11"> </text:span><text:span text:style-name="T1">delle</text:span><text:span text:style-name="T8"> spese</text:span></text:h>
        </text:list-item>
      </text:list>
      <text:p text:style-name="P21"/>
      <text:p text:style-name="P14"><text:span text:style-name="T1">Le</text:span><text:span text:style-name="T23"> </text:span><text:span text:style-name="T1">spese</text:span><text:span text:style-name="T10"> </text:span><text:span text:style-name="T1">relative</text:span><text:span text:style-name="T8"> </text:span><text:span text:style-name="T1">al</text:span><text:span text:style-name="T17"> </text:span><text:span text:style-name="T1">Progetto</text:span><text:span text:style-name="T10"> </text:span><text:span text:style-name="T1">sono</text:span><text:span text:style-name="T11"> </text:span><text:span text:style-name="T1">ammissibili</text:span><text:span text:style-name="T8"> </text:span><text:span text:style-name="T6">quando:</text:span></text:p>
      <text:p text:style-name="P29"/>
      <text:list xml:id="list5013277219109968245" text:style-name="WWNum3">
        <text:list-item>
          <text:p text:style-name="P60"><text:span text:style-name="T19">effettive:</text:span><text:span text:style-name="T22"> </text:span><text:span text:style-name="T1">ossia</text:span><text:span text:style-name="T17"> </text:span><text:span text:style-name="T1">realmente</text:span><text:span text:style-name="T8"> </text:span><text:span text:style-name="T1">sostenute</text:span><text:span text:style-name="T8"> </text:span><text:span text:style-name="T1">e</text:span><text:span text:style-name="T17"> </text:span><text:span text:style-name="T1">chiaramente</text:span><text:span text:style-name="T8"> </text:span><text:span text:style-name="T1">riferibili</text:span><text:span text:style-name="T11"> </text:span><text:span text:style-name="T1">al</text:span><text:span text:style-name="T8"> </text:span><text:span text:style-name="T6">Progetto;</text:span></text:p>
        </text:list-item>
        <text:list-item>
          <text:p text:style-name="P67"><text:span text:style-name="T19">coerenti</text:span><text:span text:style-name="T29"> </text:span><text:span text:style-name="T19">nella</text:span><text:span text:style-name="T31"> </text:span><text:span text:style-name="T19">sostanza:</text:span><text:span text:style-name="T32"> </text:span><text:span text:style-name="T1">ossia</text:span><text:span text:style-name="T33"> </text:span><text:span text:style-name="T1">in</text:span><text:span text:style-name="T30"> </text:span><text:span text:style-name="T1">linea</text:span><text:span text:style-name="T33"> </text:span><text:span text:style-name="T1">con</text:span><text:span text:style-name="T30"> </text:span><text:span text:style-name="T1">il</text:span><text:span text:style-name="T33"> </text:span><text:span text:style-name="T1">budget</text:span><text:span text:style-name="T34"> </text:span><text:span text:style-name="T1">approvato</text:span><text:span text:style-name="T30"> </text:span><text:span text:style-name="T1">e</text:span><text:span text:style-name="T33"> </text:span><text:span text:style-name="T1">in</text:span><text:span text:style-name="T30"> </text:span><text:span text:style-name="T1">particolare</text:span><text:span text:style-name="T34"> </text:span><text:span text:style-name="T1">con</text:span><text:span text:style-name="T30"> </text:span><text:span text:style-name="T1">le</text:span><text:span text:style-name="T33"> </text:span><text:span text:style-name="T1">finalità</text:span><text:span text:style-name="T33"> </text:span><text:span text:style-name="T1">e</text:span><text:span text:style-name="T33"> </text:span><text:span text:style-name="T1">i contenuti del Progetto;</text:span></text:p>
        </text:list-item>
        <text:list-item>
          <text:p text:style-name="P69"><text:span text:style-name="T19">coerenti</text:span><text:span text:style-name="T18"> </text:span><text:span text:style-name="T19">nella</text:span><text:span text:style-name="T24"> </text:span><text:span text:style-name="T19">temporaneità:</text:span><text:span text:style-name="T24"> </text:span><text:span text:style-name="T1">ossia</text:span><text:span text:style-name="T11"> </text:span><text:span text:style-name="T1">tutte</text:span><text:span text:style-name="T8"> </text:span><text:span text:style-name="T1">le</text:span><text:span text:style-name="T8"> </text:span><text:span text:style-name="T1">spese</text:span><text:span text:style-name="T8"> </text:span><text:span text:style-name="T1">sostenute</text:span><text:span text:style-name="T8"> </text:span><text:span text:style-name="T1">dall’avvio del Progetto al termine se non diversamente concordato;</text:span></text:p>
        </text:list-item>
        <text:list-item>
          <text:p text:style-name="P70"><text:span text:style-name="T19">comprovabili:</text:span><text:span text:style-name="T16"> </text:span><text:span text:style-name="T1">ossia</text:span><text:span text:style-name="T11"> </text:span><text:span text:style-name="T1">giustificate</text:span><text:span text:style-name="T11"> </text:span><text:span text:style-name="T1">da</text:span><text:span text:style-name="T11"> </text:span><text:span text:style-name="T1">fatture</text:span><text:span text:style-name="T17"> </text:span><text:span text:style-name="T1">o documenti</text:span><text:span text:style-name="T23"> </text:span><text:span text:style-name="T1">equivalenti,</text:span><text:span text:style-name="T11"> </text:span><text:span text:style-name="T1">leggibili</text:span><text:span text:style-name="T11"> </text:span><text:span text:style-name="T1">e</text:span><text:span text:style-name="T11"> </text:span><text:span text:style-name="T1">fiscalmente</text:span><text:span text:style-name="T23"> </text:span><text:span text:style-name="T6">validi;</text:span></text:p>
        </text:list-item>
        <text:list-item>
          <text:p text:style-name="P68"><text:span text:style-name="T19">sostenute dall’Ente proponente e dai</text:span><text:span text:style-name="T28"> </text:span><text:span text:style-name="T19">soggetti</text:span><text:span text:style-name="T28"> </text:span><text:span text:style-name="T19">dell’eventuale</text:span><text:span text:style-name="T28"> </text:span><text:span text:style-name="T19">partenariato.</text:span></text:p>
        </text:list-item>
      </text:list>
      <text:p text:style-name="P4"/>
      <text:p text:style-name="P4"/>
      <text:list xml:id="list8071988364923775537" text:style-name="WWNum5">
        <text:list-item>
          <text:list>
            <text:list-item>
              <text:h text:style-name="P53" text:outline-level="1"><text:span text:style-name="T1"><text:s/>Tipologia</text:span><text:span text:style-name="T11"> </text:span><text:span text:style-name="T1">di</text:span><text:span text:style-name="T8"> </text:span><text:span text:style-name="T1">spese</text:span><text:span text:style-name="T8"> </text:span><text:span text:style-name="T6">previste</text:span></text:h>
            </text:list-item>
          </text:list>
        </text:list-item>
      </text:list>
      <text:p text:style-name="P26"/>
      <text:list xml:id="list2429671347922358243" text:style-name="WWNum6">
        <text:list-item>
          <text:list>
            <text:list-item>
              <text:h text:style-name="P44" text:outline-level="2"><text:span text:style-name="T1">RISORSE UMANE</text:span></text:h>
            </text:list-item>
          </text:list>
        </text:list-item>
      </text:list>
      <text:list xml:id="list37549897" text:continue-list="list5323793613511973268" text:style-name="Outline">
        <text:list-item>
          <text:list>
            <text:list-item>
              <text:h text:style-name="P49" text:outline-level="2"/>
            </text:list-item>
          </text:list>
        </text:list-item>
      </text:list>
      <text:p text:style-name="P31"><text:span text:style-name="T1">Tale tipologia di spesa comprende tutti i costi relativi alle risorse umane (personale dipendente, volontari, e collaboratori esterni) che partecipano alle attività di Progetto. Ai fini dell’ammissibilità di tale </text:span><text:soft-page-break/><text:span text:style-name="T1">tipologia di spesa è importante che la funzione descritta nel Progetto e la durata siano compatibili con quella indicata nella Proposta progettuale</text:span><text:span text:style-name="T6">.</text:span></text:p>
      <text:p text:style-name="P2"/>
      <text:p text:style-name="P7"><text:span text:style-name="T39">Le</text:span><text:span text:style-name="T48"> </text:span><text:span text:style-name="T39">tipologie</text:span><text:span text:style-name="T43"> </text:span><text:span text:style-name="T39">contrattuali</text:span><text:span text:style-name="T43"> </text:span><text:span text:style-name="T39">considerate</text:span><text:span text:style-name="T47"> </text:span><text:span text:style-name="T39">ammissibili</text:span><text:span text:style-name="T43"> </text:span><text:span text:style-name="T50">per</text:span><text:span text:style-name="T49"> </text:span><text:span text:style-name="T50">il</text:span><text:span text:style-name="T54"> </text:span><text:span text:style-name="T50">personale dipendente</text:span><text:span text:style-name="T44"> </text:span><text:span text:style-name="T39">sono</text:span><text:span text:style-name="T43"> </text:span><text:span text:style-name="T39">le</text:span><text:span text:style-name="T51"> </text:span><text:span text:style-name="T41">seguenti:</text:span></text:p>
      <text:list xml:id="list37535189" text:continue-list="list5013277219109968245" text:style-name="WWNum3">
        <text:list-item>
          <text:p text:style-name="P60"><text:span text:style-name="T1">contratto a tempo indeterminato;</text:span></text:p>
        </text:list-item>
        <text:list-item>
          <text:p text:style-name="P60"><text:span text:style-name="T1">contratto a tempo determinato;</text:span></text:p>
        </text:list-item>
        <text:list-item>
          <text:p text:style-name="P60"><text:span text:style-name="T1">contratto di collaborazione coordinata e continuativa (co.co.co.).</text:span></text:p>
        </text:list-item>
      </text:list>
      <text:p text:style-name="P24"><text:span text:style-name="T1">Relativamente</text:span><text:span text:style-name="T35"> </text:span><text:span text:style-name="T1">alla</text:span><text:span text:style-name="T8"> </text:span><text:span text:style-name="T1">documentazione</text:span><text:span text:style-name="T10"> </text:span><text:span text:style-name="T1">da</text:span><text:span text:style-name="T8"> </text:span><text:span text:style-name="T1">conservare</text:span><text:span text:style-name="T8"> </text:span><text:span text:style-name="T1">per eventuali richieste,</text:span><text:span text:style-name="T11"> </text:span><text:span text:style-name="T19">per</text:span><text:span text:style-name="T24"> </text:span><text:span text:style-name="T19">il</text:span><text:span text:style-name="T12"> </text:span><text:span text:style-name="T19">personale dipendente</text:span><text:span text:style-name="T9"> </text:span><text:span text:style-name="T1">si</text:span><text:span text:style-name="T8"> </text:span><text:span text:style-name="T6">richiede:</text:span></text:p>
      <text:list xml:id="list37545567" text:continue-numbering="true" text:style-name="WWNum3">
        <text:list-item>
          <text:p text:style-name="P60"><text:span text:style-name="T1">contratti e/o relativo ordine di servizio interno;</text:span></text:p>
        </text:list-item>
        <text:list-item>
          <text:p text:style-name="P60"><text:span text:style-name="T1">cedolini stipendi;</text:span></text:p>
        </text:list-item>
        <text:list-item>
          <text:p text:style-name="P60"><text:span text:style-name="T1">quietanze di pagamento degli stipendi.</text:span></text:p>
        </text:list-item>
        <text:list-item>
          <text:p text:style-name="P60"><text:span text:style-name="T1">Ricevuta versamento contributi</text:span></text:p>
        </text:list-item>
      </text:list>
      <text:p text:style-name="P8"/>
      <text:p text:style-name="P7"><text:span text:style-name="T39">Le</text:span><text:span text:style-name="T47"> </text:span><text:span text:style-name="T39">tipologie</text:span><text:span text:style-name="T45"> </text:span><text:span text:style-name="T39">contrattuali considerate ammissibili</text:span><text:span text:style-name="T45"> </text:span><text:span text:style-name="T50">per</text:span><text:span text:style-name="T46"> </text:span><text:span text:style-name="T52">i collaboratori esterni </text:span><text:span text:style-name="T39">sono</text:span><text:span text:style-name="T47"> </text:span><text:span text:style-name="T39">le</text:span><text:span text:style-name="T41"> seguenti:</text:span></text:p>
      <text:list xml:id="list37535022" text:continue-numbering="true" text:style-name="WWNum3">
        <text:list-item>
          <text:p text:style-name="P60"><text:span text:style-name="T1">contratto di prestazione occasionale o lettera di incarico;</text:span></text:p>
        </text:list-item>
        <text:list-item>
          <text:p text:style-name="P60"><text:span text:style-name="T1">contratto di prestazione d’opera, di consulenza o lettera di incarico a professionista.</text:span></text:p>
        </text:list-item>
      </text:list>
      <text:p text:style-name="P9"/>
      <text:p text:style-name="P7"><text:span text:style-name="T50">Per</text:span><text:span text:style-name="T42"> </text:span><text:span text:style-name="T50">i collaboratori esterni</text:span><text:span text:style-name="T46"> </text:span><text:span text:style-name="T39">si</text:span><text:span text:style-name="T41"> richiede:</text:span></text:p>
      <text:list xml:id="list37566641" text:continue-numbering="true" text:style-name="WWNum3">
        <text:list-item>
          <text:p text:style-name="P60"><text:span text:style-name="T1">contratto o lettera di incarico;</text:span></text:p>
        </text:list-item>
        <text:list-item>
          <text:p text:style-name="P60"><text:span text:style-name="T1">parcella o fattura intestata al soggetto proponente o all’eventuale Partner di Progetto. </text:span></text:p>
        </text:list-item>
      </text:list>
      <text:p text:style-name="P10"/>
      <text:p text:style-name="P7"><text:span text:style-name="T50">Per i volontari </text:span><text:span text:style-name="T40">si richiede:</text:span></text:p>
      <text:list xml:id="list37565127" text:continue-numbering="true" text:style-name="WWNum3">
        <text:list-item>
          <text:p text:style-name="P60"><text:span text:style-name="T1">prova di iscrizione al registro volontari dell’Ente o dell’eventuale Partner di Progetto.</text:span></text:p>
        </text:list-item>
      </text:list>
      <text:p text:style-name="P5"/>
      <text:p text:style-name="P5"/>
      <text:list xml:id="list37550423" text:continue-list="list2429671347922358243" text:style-name="WWNum6">
        <text:list-item>
          <text:list>
            <text:list-item>
              <text:h text:style-name="P44" text:outline-level="2"><text:span text:style-name="T1">COSTI</text:span><text:span text:style-name="T8"> </text:span><text:span text:style-name="T1">DI</text:span><text:span text:style-name="T10"> </text:span><text:span text:style-name="T1">VIAGGIO,</text:span><text:span text:style-name="T11"> </text:span><text:span text:style-name="T1">VITTO</text:span><text:span text:style-name="T6"> </text:span><text:span text:style-name="T1">E</text:span><text:span text:style-name="T8"> </text:span><text:span text:style-name="T6">ALLOGGIO</text:span></text:h>
            </text:list-item>
          </text:list>
        </text:list-item>
      </text:list>
      <text:p text:style-name="P21"/>
      <text:p text:style-name="P33"><text:span text:style-name="T1">Tale tipologia di spesa comprende i costi relativi ai viaggi, vitto e alloggio per le risorse umane (personale dipendente, volontari</text:span><text:span text:style-name="T25"> </text:span><text:span text:style-name="T1">e collaboratori esterni), per i</text:span><text:span text:style-name="T6"> </text:span><text:span text:style-name="T1">beneficiari, e/o</text:span><text:span text:style-name="T25"> per </text:span><text:span text:style-name="T1">altre</text:span><text:span text:style-name="T25"> </text:span><text:span text:style-name="T1">persone</text:span><text:span text:style-name="T25"> </text:span><text:span text:style-name="T1">che partecipano alle attività di Progetto e il cui viaggio è necessario per l’attuazione del Progetto stesso. Le limitazioni relative a questi costi fanno riferimento al budget approvato e al principio di economicità.</text:span></text:p>
      <text:p text:style-name="P34"/>
      <text:list xml:id="list37541660" text:continue-list="list37549897" text:style-name="Outline">
        <text:list-item>
          <text:list>
            <text:list-item>
              <text:h text:style-name="P45" text:outline-level="2"><text:span text:style-name="T36">Per i</text:span><text:span text:style-name="T26"> </text:span><text:span text:style-name="T7">viaggi</text:span></text:h>
            </text:list-item>
          </text:list>
        </text:list-item>
      </text:list>
      <text:p text:style-name="P35"><text:span text:style-name="T1">Per quel che concerne le spese di viaggio, è fortemente incoraggiato l’utilizzo dei mezzi pubblici. Per la tipologia di classe da acquistare vale il principio di economicità.</text:span></text:p>
      <text:p text:style-name="P36"/>
      <text:p text:style-name="P37"><text:span text:style-name="T1">Relativamente alla documentazione da conservare, per i viaggi effettuati con </text:span><text:span text:style-name="T19">mezzi pubblici </text:span><text:span text:style-name="T1">si richiede:</text:span></text:p>
      <text:list xml:id="list37550491" text:continue-list="list37565127" text:style-name="WWNum3">
        <text:list-item>
          <text:p text:style-name="P62"><text:span text:style-name="T1">biglietti di viaggio vidimati o carte di imbarco per i viaggi aerei;</text:span></text:p>
        </text:list-item>
        <text:list-item>
          <text:p text:style-name="P62"><text:span text:style-name="T1">ricevute di acquisto per titoli di viaggio acquistati online;</text:span></text:p>
        </text:list-item>
        <text:list-item>
          <text:p text:style-name="P63"><text:span text:style-name="T1">fattura relativa al titolo di viaggio acquistato o estratto conto emesso dall’agenzia di viaggio prescelta e relativa quietanza di pagamento.</text:span></text:p>
        </text:list-item>
      </text:list>
      <text:p text:style-name="P20"/>
      <text:p text:style-name="P7"><text:span text:style-name="T39">Per</text:span><text:span text:style-name="T41"> </text:span><text:span text:style-name="T39">i</text:span><text:span text:style-name="T47"> </text:span><text:span text:style-name="T39">viaggi</text:span><text:span text:style-name="T43"> </text:span><text:span text:style-name="T39">effettuati</text:span><text:span text:style-name="T41"> </text:span><text:span text:style-name="T39">con</text:span><text:span text:style-name="T43"> </text:span><text:span text:style-name="T50">mezzo</text:span><text:span text:style-name="T42"> proprio</text:span><text:span text:style-name="T41">:</text:span></text:p>
      <text:list xml:id="list37563945" text:continue-numbering="true" text:style-name="WWNum3">
        <text:list-item>
          <text:p text:style-name="P63"><text:span text:style-name="T1">dettaglio del rimborso chilometrico richiesto;</text:span></text:p>
        </text:list-item>
        <text:list-item>
          <text:p text:style-name="P63"><text:span text:style-name="T1">prova del pagamento del rimborso spese effettuato.</text:span></text:p>
        </text:list-item>
      </text:list>
      <text:p text:style-name="P71"/>
      <text:p text:style-name="P38"/>
      <text:p text:style-name="P7"><text:soft-page-break/><text:span text:style-name="T39">Per</text:span><text:span text:style-name="T45"> </text:span><text:span text:style-name="T39">i</text:span><text:span text:style-name="T47"> </text:span><text:span text:style-name="T39">viaggi</text:span><text:span text:style-name="T47"> </text:span><text:span text:style-name="T39">effettuati</text:span><text:span text:style-name="T45"> </text:span><text:span text:style-name="T39">tramite</text:span><text:span text:style-name="T53"> </text:span><text:span text:style-name="T50">mezzo</text:span><text:span text:style-name="T46"> </text:span><text:span text:style-name="T50">a</text:span><text:span text:style-name="T46"> </text:span><text:span text:style-name="T42">noleggio:</text:span></text:p>
      <text:list xml:id="list37555732" text:continue-numbering="true" text:style-name="WWNum3">
        <text:list-item>
          <text:p text:style-name="P63"><text:span text:style-name="T1">fattura riportante l’indicazione del mezzo utilizzato e delle date di utilizzo e relativa quietanza di pagamento;</text:span></text:p>
        </text:list-item>
        <text:list-item>
          <text:p text:style-name="P63"><text:span text:style-name="T1">eventuali documenti attestanti il pagamento di pedaggi autostradali e carburante.</text:span></text:p>
        </text:list-item>
      </text:list>
      <text:p text:style-name="P39"/>
      <text:p text:style-name="P7"><text:span text:style-name="T39">Per i</text:span><text:span text:style-name="T41"> </text:span><text:span text:style-name="T42">taxi:</text:span></text:p>
      <text:list xml:id="list37535871" text:continue-numbering="true" text:style-name="WWNum3">
        <text:list-item>
          <text:p text:style-name="P63"><text:span text:style-name="T1">ricevuta riportante il codice di riferimento del conducente, l’indicazione del percorso e della data di utilizzo;</text:span></text:p>
        </text:list-item>
        <text:list-item>
          <text:p text:style-name="P63"><text:span text:style-name="T1">eventuali documenti attestanti il pagamento</text:span></text:p>
        </text:list-item>
      </text:list>
      <text:p text:style-name="P3"/>
      <text:list xml:id="list37556709" text:continue-list="list37541660" text:style-name="Outline">
        <text:list-item>
          <text:list>
            <text:list-item>
              <text:h text:style-name="P46" text:outline-level="2"><text:span text:style-name="T36">Per</text:span><text:span text:style-name="T26"> </text:span><text:span text:style-name="T36">vitto</text:span><text:span text:style-name="T7"> </text:span><text:span text:style-name="T36">e</text:span><text:span text:style-name="T26"> </text:span><text:span text:style-name="T7">alloggio</text:span></text:h>
            </text:list-item>
          </text:list>
        </text:list-item>
      </text:list>
      <text:p text:style-name="P32"><text:span text:style-name="T1">Le</text:span><text:span text:style-name="T23"> </text:span><text:span text:style-name="T1">spese</text:span><text:span text:style-name="T23"> </text:span><text:span text:style-name="T1">relative</text:span><text:span text:style-name="T23"> </text:span><text:span text:style-name="T1">al</text:span><text:span text:style-name="T35"> </text:span><text:span text:style-name="T1">vitto</text:span><text:span text:style-name="T11"> e all’alloggio </text:span><text:span text:style-name="T1">per</text:span><text:span text:style-name="T17"> </text:span><text:span text:style-name="T1">trasferte</text:span><text:span text:style-name="T23"> </text:span><text:span text:style-name="T1">fuori</text:span><text:span text:style-name="T17"> </text:span><text:span text:style-name="T1">dal</text:span><text:span text:style-name="T17"> </text:span><text:span text:style-name="T1">Comune</text:span><text:span text:style-name="T23"> della sede </text:span><text:span text:style-name="T1">di</text:span><text:span text:style-name="T17"> </text:span><text:span text:style-name="T1">lavoro</text:span><text:span text:style-name="T11"> </text:span><text:span text:style-name="T1">saranno</text:span><text:span text:style-name="T11"> </text:span><text:span text:style-name="T1">riconosciute</text:span><text:span text:style-name="T23"> </text:span><text:span text:style-name="T1">entro</text:span><text:span text:style-name="T11"> </text:span><text:span text:style-name="T1">i limiti del budget approvato, sempre attenendosi al principio di economicità.</text:span></text:p>
      <text:p text:style-name="P17"><text:span text:style-name="T1">A</text:span><text:span text:style-name="T10"> </text:span><text:span text:style-name="T1">supporto</text:span><text:span text:style-name="T6"> </text:span><text:span text:style-name="T1">di</text:span><text:span text:style-name="T10"> </text:span><text:span text:style-name="T1">tali</text:span><text:span text:style-name="T8"> </text:span><text:span text:style-name="T1">spese</text:span><text:span text:style-name="T11"> </text:span><text:span text:style-name="T1">si</text:span><text:span text:style-name="T6"> </text:span><text:span text:style-name="T1">dovranno</text:span><text:span text:style-name="T6"> </text:span><text:span text:style-name="T1">presentare</text:span><text:span text:style-name="T11"> </text:span><text:span text:style-name="T1">fatture,</text:span><text:span text:style-name="T21"> </text:span><text:span text:style-name="T1">ricevute</text:span><text:span text:style-name="T35"> </text:span><text:span text:style-name="T1">o</text:span><text:span text:style-name="T35"> </text:span><text:span text:style-name="T1">scontrini</text:span><text:span text:style-name="T21"> </text:span><text:span text:style-name="T1">fiscali relative alle spese stesse e corrispettive quietanze di pagamento.</text:span></text:p>
      <text:p text:style-name="P18"/>
      <text:list xml:id="list37553717" text:continue-list="list37550423" text:style-name="WWNum6">
        <text:list-item>
          <text:list>
            <text:list-item>
              <text:h text:style-name="P50" text:outline-level="2"><text:span text:style-name="T1">ACQUISTO E/O NOLEGGIO DI BENI, ACQUISIZIONE DI LAVORI (RISTRUTTURAZIONI E COSTRUZIONI)</text:span></text:h>
            </text:list-item>
          </text:list>
        </text:list-item>
      </text:list>
      <text:p text:style-name="P40"/>
      <text:p text:style-name="P30"><text:span text:style-name="T1">Tale</text:span><text:span text:style-name="T25"> </text:span><text:span text:style-name="T1">tipologia</text:span><text:span text:style-name="T8"> </text:span><text:span text:style-name="T1">di</text:span><text:span text:style-name="T6"> </text:span><text:span text:style-name="T1">spesa</text:span><text:span text:style-name="T8"> </text:span><text:span text:style-name="T1">comprende</text:span><text:span text:style-name="T25"> </text:span><text:span text:style-name="T1">tutti</text:span><text:span text:style-name="T11"> </text:span><text:span text:style-name="T1">quei</text:span><text:span text:style-name="T6"> </text:span><text:span text:style-name="T1">costi</text:span><text:span text:style-name="T11"> </text:span><text:span text:style-name="T1">che,</text:span><text:span text:style-name="T8"> </text:span><text:span text:style-name="T1">necessari</text:span><text:span text:style-name="T6"> </text:span><text:span text:style-name="T1">alla</text:span><text:span text:style-name="T6"> </text:span><text:span text:style-name="T1">realizzazione</text:span><text:span text:style-name="T8"> </text:span><text:span text:style-name="T1">delle</text:span><text:span text:style-name="T25"> </text:span><text:span text:style-name="T1">attività</text:span><text:span text:style-name="T6"> </text:span><text:span text:style-name="T1">di</text:span><text:span text:style-name="T6"> </text:span><text:span text:style-name="T1">Progetto</text:span><text:span text:style-name="T10"> </text:span><text:span text:style-name="T1">e previsti dal Budget, afferiscono all’acquisto e/o noleggio di:</text:span></text:p>
      <text:list xml:id="list37537918" text:continue-list="list37535871" text:style-name="WWNum3">
        <text:list-item>
          <text:p text:style-name="P62"><text:span text:style-name="T1">attrezzature;</text:span></text:p>
        </text:list-item>
        <text:list-item>
          <text:p text:style-name="P62"><text:span text:style-name="T1">beni (durevoli e consumabili);</text:span></text:p>
        </text:list-item>
        <text:list-item>
          <text:p text:style-name="P62"><text:span text:style-name="T1">lavori di costruzione/ristrutturazione/riadattamento di edifici o strutture</text:span></text:p>
        </text:list-item>
        <text:list-item>
          <text:p text:style-name="P62"><text:span text:style-name="T1">prestazioni di servizi in genere (quali ad es. utenze, ricerche, stampe, servizi di grafica, catering, affitto sala per realizzazione eventi, servizio per trasporti di persone e/o animali, assicurazioni, etc.).</text:span></text:p>
        </text:list-item>
      </text:list>
      <text:p text:style-name="P19"><text:span text:style-name="T1">Relativamente</text:span><text:span text:style-name="T37"> </text:span><text:span text:style-name="T1">alla</text:span><text:span text:style-name="T37"> </text:span><text:span text:style-name="T1">documentazione</text:span><text:span text:style-name="T37"> </text:span><text:span text:style-name="T1">conservare,</text:span><text:span text:style-name="T37"> </text:span><text:span text:style-name="T1">per</text:span><text:span text:style-name="T37"> </text:span><text:span text:style-name="T1">tutte</text:span><text:span text:style-name="T37"> </text:span><text:span text:style-name="T1">le tipologie di spesa si richiedono:</text:span></text:p>
      <text:list xml:id="list37542388" text:continue-numbering="true" text:style-name="WWNum3">
        <text:list-item>
          <text:p text:style-name="P62"><text:span text:style-name="T1">contratto/lettera di incarico o del modulo d’ordine d’acquisto debitamente firmati;</text:span></text:p>
        </text:list-item>
        <text:list-item>
          <text:p text:style-name="P62"><text:span text:style-name="T1">documenti giustificativi attestanti la spesa effettuata: scontrini e fatture con relative quietanze di pagamento.</text:span></text:p>
        </text:list-item>
      </text:list>
      <text:p text:style-name="P2"/>
      <text:list xml:id="list37534414" text:continue-list="list37553717" text:style-name="WWNum6">
        <text:list-item>
          <text:list>
            <text:list-item>
              <text:h text:style-name="P50" text:outline-level="2"><text:bookmark text:name="2._Spese_non_ammissibili"/><text:span text:style-name="T1">COSTI GESTIONALI</text:span></text:h>
            </text:list-item>
          </text:list>
        </text:list-item>
      </text:list>
      <text:list xml:id="list37535232" text:continue-list="list37556709" text:style-name="Outline">
        <text:list-item>
          <text:list>
            <text:list-item>
              <text:h text:style-name="P48" text:outline-level="2"/>
            </text:list-item>
            <text:list-item>
              <text:h text:style-name="P47" text:outline-level="2"><text:span text:style-name="T38">Le spese ammissibili per i costi gestionali del progetto possono includere tutte le spese necessarie per la corretta amministrazione e coordinamento delle attività previste, fino a un massimo del 7% del costo totale del progetto. Tra queste rientrano, a titolo esemplificativo, i costi per il personale amministrativo, le spese per servizi contabili e di revisione, l’acquisto di materiali di consumo per l’ufficio, le utenze e i canoni di locazione di spazi utilizzati per il coordinamento delle attività. </text:span></text:h>
            </text:list-item>
            <text:list-item>
              <text:h text:style-name="P47" text:outline-level="2"><text:span text:style-name="T38">Tali costi non necessitano di opportuna documentazione e giustificativi in sede di rendicontazione.</text:span></text:h>
            </text:list-item>
            <text:list-item>
              <text:h text:style-name="P51" text:outline-level="2"/>
            </text:list-item>
            <text:list-item>
              <text:h text:style-name="P51" text:outline-level="2"/>
            </text:list-item>
          </text:list>
        </text:list-item>
      </text:list>
      <text:list xml:id="list37540571" text:continue-list="list37534414" text:style-name="WWNum6">
        <text:list-item>
          <text:h text:style-name="P58" text:outline-level="1"><text:span text:style-name="T1">Spese</text:span><text:span text:style-name="T10"> </text:span><text:span text:style-name="T1">non</text:span><text:span text:style-name="T6"> ammissibili</text:span></text:h>
        </text:list-item>
      </text:list>
      <text:p text:style-name="P40"/>
      <text:p text:style-name="P14"><text:span text:style-name="T1">Non</text:span><text:span text:style-name="T11"> </text:span><text:span text:style-name="T1">sono</text:span><text:span text:style-name="T8"> </text:span><text:span text:style-name="T1">riconosciute</text:span><text:span text:style-name="T11"> </text:span><text:span text:style-name="T6">spese:</text:span></text:p>
      <text:list xml:id="list37538283" text:continue-list="list37542388" text:style-name="WWNum3">
        <text:list-item>
          <text:p text:style-name="P60"><text:span text:style-name="T1">rendicontate</text:span><text:span text:style-name="T17"> </text:span><text:span text:style-name="T1">e</text:span><text:span text:style-name="T10"> </text:span><text:span text:style-name="T1">rimborsate</text:span><text:span text:style-name="T23"> </text:span><text:span text:style-name="T1">in</text:span><text:span text:style-name="T23"> </text:span><text:span text:style-name="T1">altre</text:span><text:span text:style-name="T10"> </text:span><text:span text:style-name="T1">iniziative</text:span><text:span text:style-name="T10"> </text:span><text:span text:style-name="T6">progettuali;</text:span></text:p>
        </text:list-item>
        <text:list-item>
          <text:p text:style-name="P60"><text:span text:style-name="T1">sostenute da soggetti terzi non segnalati a Fondazione AR;</text:span></text:p>
        </text:list-item>
        <text:list-item>
          <text:p text:style-name="P61"><text:span text:style-name="T1">legate alla valorizzazione di beni o servizi e quindi relativi a costi non effettivamente sostenuti;</text:span></text:p>
        </text:list-item>
        <text:list-item>
          <text:p text:style-name="P59"><text:span text:style-name="T1">non correlate alla realizzazione dell’iniziativa (es. costi per l’acquisto di beni mobili/immobili e/o per la fornitura di servizi non connessi al Progetto né direttamente né indirettamente).</text:span><text:bookmark text:name="4._Documentazione"/><text:bookmark text:name="3._Periodo_di_rendicontazione"/></text:p>
        </text:list-item>
      </text:list>
      <text:p text:style-name="P2"><text:soft-page-break/></text:p>
      <text:p text:style-name="P2"/>
      <text:list xml:id="list37540101" text:continue-list="list37540571" text:style-name="WWNum6">
        <text:list-item>
          <text:h text:style-name="P57" text:outline-level="1"><text:span text:style-name="T6">Documentazione</text:span></text:h>
        </text:list-item>
      </text:list>
      <text:p text:style-name="P26"/>
      <text:p text:style-name="P30"><text:span text:style-name="T1">Tutti i documenti giustificativi comprensivi</text:span><text:span text:style-name="T6"> </text:span><text:span text:style-name="T1">delle prove di pagamento</text:span><text:span text:style-name="T25"> </text:span><text:span text:style-name="T1">dovranno</text:span><text:span text:style-name="T25"> </text:span><text:span text:style-name="T1">essere</text:span><text:span text:style-name="T25"> </text:span><text:span text:style-name="T1">conservati presso la sede del soggetto proponente e degli eventuali partner e presentati fisicamente su richiesta di Fondazione AR fino a due anni dalla consegna del report finale.</text:span><text:span text:style-name="T13"> </text:span><text:span text:style-name="T1">Su</text:span><text:span text:style-name="T13"> </text:span><text:span text:style-name="T1">ogni</text:span><text:span text:style-name="T13"> </text:span><text:span text:style-name="T1">singolo giustificativo oltre al numero progressivo andrà apposto il riferimento della linea di budget. </text:span></text:p>
      <text:p text:style-name="P22"><text:span text:style-name="T1">Di</text:span><text:span text:style-name="T23"> </text:span><text:span text:style-name="T1">seguito</text:span><text:span text:style-name="T11"> </text:span><text:span text:style-name="T1">vengono</text:span><text:span text:style-name="T11"> </text:span><text:span text:style-name="T1">elencati</text:span><text:span text:style-name="T8"> </text:span><text:span text:style-name="T1">i</text:span><text:span text:style-name="T10"> </text:span><text:span text:style-name="T1">principali</text:span><text:span text:style-name="T8"> </text:span><text:span text:style-name="T1">documenti</text:span><text:span text:style-name="T17"> </text:span><text:span text:style-name="T1">da</text:span><text:span text:style-name="T8"> </text:span><text:span text:style-name="T1">conservare,</text:span><text:span text:style-name="T10"> </text:span><text:span text:style-name="T1">a</text:span><text:span text:style-name="T23"> </text:span><text:span text:style-name="T1">titolo</text:span><text:span text:style-name="T11"> </text:span><text:span text:style-name="T1">meramente</text:span><text:span text:style-name="T11"> </text:span><text:span text:style-name="T6">esemplificativo:</text:span></text:p>
      <text:list xml:id="list37556038" text:continue-list="list37538283" text:style-name="WWNum3">
        <text:list-item>
          <text:p text:style-name="P63"><text:span text:style-name="T20">giustificativi di spesa</text:span><text:span text:style-name="T1">: fatture e ricevute intestate all’ente, note spese con giustificativi a piè di lista;</text:span></text:p>
        </text:list-item>
        <text:list-item>
          <text:p text:style-name="P63"><text:span text:style-name="T20">giustificativi per il costo del personale</text:span><text:span text:style-name="T1">: copie delle buste paga del personale dedicato al Progetto;</text:span></text:p>
        </text:list-item>
        <text:list-item>
          <text:p text:style-name="P64"><text:span text:style-name="T20">giustificativi di pagamento</text:span><text:span text:style-name="T1">: i pagamenti devono essere tracciabili e identificabili anche tramite estratti conto intestati al soggetto proponente o a eventuali partner;</text:span></text:p>
        </text:list-item>
        <text:list-item>
          <text:p text:style-name="P64"><text:span text:style-name="T20">per missioni</text:span><text:span text:style-name="T1">: biglietti aerei/treno/noleggio auto/taxi, ricevute pranzi, cene, hotel;</text:span></text:p>
        </text:list-item>
        <text:list-item>
          <text:p text:style-name="P64"><text:span text:style-name="T20">per partecipazione eventi</text:span><text:span text:style-name="T1">: materiale che documenti la partecipazione all’evento, quali brochure e locandine, agende degli incontri organizzati ed eventuali fogli presenze.</text:span></text:p>
        </text:list-item>
      </text:list>
      <text:p text:style-name="P41"><text:bookmark text:name="5._Prove_di_rendicontazione_ammesse"/></text:p>
      <text:p text:style-name="P15"><text:span text:style-name="T1">Per quel che concerne le prove di pagamento, a seconda della modalità di pagamento adottata dovranno</text:span><text:span text:style-name="T27"> </text:span><text:span text:style-name="T1">essere conservate diverse prove di pagamento:</text:span></text:p>
      <text:list xml:id="list37539979" text:continue-numbering="true" text:style-name="WWNum3">
        <text:list-item>
          <text:p text:style-name="P64"><text:span text:style-name="T20">bancomat</text:span><text:span text:style-name="T1">: estratto conto bancario;</text:span></text:p>
        </text:list-item>
        <text:list-item>
          <text:p text:style-name="P64"><text:span text:style-name="T20">carta di credito</text:span><text:span text:style-name="T1">: estratto conto carta di credito o estratto conto bancario (a seconda delle modalità di addebito previste);</text:span></text:p>
        </text:list-item>
        <text:list-item>
          <text:p text:style-name="P64"><text:bookmark-start text:name="_Hlk181983469"/><text:span text:style-name="T20">bonifico bancario</text:span><text:span text:style-name="T1">: distinta/contabile bancaria e/o estratto conto con l’indicazione dell’uscita bancaria. I </text:span><text:bookmark-end text:name="_Hlk181983469"/><text:span text:style-name="T1">mandati di pagamento non sono considerati prova di pagamento.</text:span><text:bookmark text:name="6._Proroghe_e_varianti"/></text:p>
        </text:list-item>
      </text:list>
      <text:p text:style-name="P72"/>
      <text:p text:style-name="P72"/>
      <text:list xml:id="list37549210" text:continue-list="list37540101" text:style-name="WWNum6">
        <text:list-item>
          <text:h text:style-name="P57" text:outline-level="1"><text:span text:style-name="T1">Proroghe</text:span><text:span text:style-name="T10"> </text:span><text:span text:style-name="T1">e</text:span><text:span text:style-name="T10"> </text:span><text:span text:style-name="T6">varianti</text:span></text:h>
        </text:list-item>
      </text:list>
      <text:p text:style-name="P26"/>
      <text:p text:style-name="P11"><text:span text:style-name="T39">In caso di sopraggiunte necessità, l’Organizzazione può proporre una ri-allocazione delle risorse previste nelle macro-voci di budget. Tale ri-allocazione con riferimento alle macro-voci rimodulate del budget, potrà avvenire nel limite massimo del 10% senza la necessità di approvazione da parte di Fondazione AR. In caso di rimodulazioni maggiori è necessaria invece l’approvazione. Il soggetto proponente o capofila dovrà, in ogni caso, evidenziare i motivi per cui sono state effettuate eventuali variazioni rispetto alla progettazione originaria fornendo una sintetica motivazione. </text:span></text:p>
      <text:p text:style-name="P42"/>
      <text:p text:style-name="P12"><text:span text:style-name="T39">Le rimodulazioni tecniche, che attengono alla durata e realizzazione delle attività, al numero e tipologia</text:span><text:span text:style-name="T48"> </text:span><text:span text:style-name="T39">dei</text:span><text:span text:style-name="T48"> </text:span><text:span text:style-name="T39">partner</text:span><text:span text:style-name="T48"> </text:span><text:span text:style-name="T39">coinvolti,</text:span><text:span text:style-name="T51"> </text:span><text:span text:style-name="T39">alle</text:span><text:span text:style-name="T51"> </text:span><text:span text:style-name="T39">sedi</text:span><text:span text:style-name="T48"> </text:span><text:span text:style-name="T39">ed</text:span><text:span text:style-name="T48"> </text:span><text:span text:style-name="T39">ai</text:span><text:span text:style-name="T48"> </text:span><text:span text:style-name="T39">beneficiari</text:span><text:span text:style-name="T48"> </text:span><text:span text:style-name="T39">previsti,</text:span><text:span text:style-name="T51"> </text:span><text:span text:style-name="T39">all’articolazione</text:span><text:span text:style-name="T51"> </text:span><text:span text:style-name="T39">in</text:span><text:span text:style-name="T48"> </text:span><text:span text:style-name="T39">obiettivi,</text:span><text:span text:style-name="T48"> </text:span><text:span text:style-name="T39">risultati e indicatori di riferimento, dovranno ricevere sempre approvazione formale da parte di Fondazione AR.</text:span><text:bookmark-end text:name="_Hlk152232106"/><text:bookmark text:name="7._Tipologia_di_spese_previste"/></text:p>
      <text:p text:style-name="P13"/>
      <text:p text:style-name="P13"/>
      <text:list xml:id="list37551366" text:continue-numbering="true" text:style-name="WWNum6">
        <text:list-item>
          <text:h text:style-name="P54" text:outline-level="1"><text:span text:style-name="T1">Modello di Rendicontazione</text:span></text:h>
        </text:list-item>
      </text:list>
      <text:p text:style-name="P1"/>
      <text:p text:style-name="Standard"><text:span text:style-name="T39">Ai fini della valutazione della rendicontazione, il soggetto proponente o capofila compila e presenta la rendicontazione narrativa e finanziaria esclusivamente secondo il modello predisposto da Fondazione AR.</text:span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STIX Two Text" svg:font-family="'STIX Two Tex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line-height="100%" fo:orphans="0" fo:widows="0"/>
      <style:text-properties style:font-name="Calibri" style:font-name-asian="Calibri1" style:font-name-complex="Calibri1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829cm" fo:margin-right="0cm" fo:margin-top="0.086cm" fo:margin-bottom="0cm" fo:line-height="100%" fo:orphans="0" fo:widows="0" fo:text-indent="-0.631cm" style:auto-text-indent="false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198cm" fo:margin-right="0cm" fo:line-height="100%" fo:orphans="0" fo:widows="0" fo:text-indent="-0.584cm" style:auto-text-indent="false"/>
      <style:text-properties style:font-name="Calibri" fo:font-weight="bold" style:font-name-asian="Calibri1" style:font-weight-asian="bold" style:font-name-complex="Calibri1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3.791cm" fo:margin-right="3.792cm" fo:line-height="100%" fo:text-align="center" style:justify-single-word="false" fo:orphans="0" fo:widows="0" fo:text-indent="0cm" style:auto-text-indent="false"/>
      <style:text-properties style:font-name="Calibri" fo:font-size="30pt" fo:font-weight="bold" style:font-name-asian="Calibri1" style:font-size-asian="30pt" style:font-weight-asian="bold" style:font-name-complex="Calibri1" style:font-size-complex="3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468cm" fo:margin-right="0cm" fo:line-height="100%" fo:orphans="0" fo:widows="0" fo:text-indent="-0.637cm" style:auto-text-indent="false"/>
      <style:text-properties style:font-name="Calibri" style:font-name-asian="Calibri1" style:font-name-complex="Calibri1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Titolo_20_2_20_Carattere" style:display-name="Titolo 2 Carattere" style:family="text" style:parent-style-name="Default_20_Paragraph_20_Font">
      <style:text-properties style:font-name="Calibri" fo:font-weight="bold" style:font-name-asian="Calibri1" style:font-weight-asian="bold" style:font-name-complex="Calibri1" style:font-weight-complex="bold"/>
    </style:style>
    <style:style style:name="Corpo_20_testo_20_Carattere" style:display-name="Corpo testo Carattere" style:family="text" style:parent-style-name="Default_20_Paragraph_20_Font">
      <style:text-properties style:font-name="Calibri" style:font-name-asian="Calibri1" style:font-name-complex="Calibri1"/>
    </style:style>
    <style:style style:name="Titolo_20_Carattere" style:display-name="Titolo Carattere" style:family="text" style:parent-style-name="Default_20_Paragraph_20_Font">
      <style:text-properties style:font-name="Calibri" fo:font-size="30pt" fo:font-weight="bold" style:font-name-asian="Calibri1" style:font-size-asian="30pt" style:font-weight-asian="bold" style:font-name-complex="Calibri1" style:font-size-complex="30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fo:color="#7f7f7f" fo:font-size="14pt" fo:letter-spacing="-0.002cm" fo:language="it" fo:country="IT" fo:font-style="normal" fo:font-weight="bold" style:font-name-asian="Calibri1" style:font-size-asian="14pt" style:language-asian="en" style:country-asian="US" style:font-style-asian="normal" style:font-weight-asian="bold" style:font-name-complex="Calibri1" style:font-size-complex="14pt" style:language-complex="ar" style:country-complex="SA" style:font-style-complex="normal" style:font-weight-complex="bold" style:text-scale="100%"/>
    </style:style>
    <style:style style:name="ListLabel_20_2" style:display-name="ListLabel 2" style:family="text">
      <style:text-properties fo:letter-spacing="-0.004cm" fo:language="it" fo:country="IT" style:language-asian="en" style:country-asian="US" style:language-complex="ar" style:country-complex="SA" style:text-scale="100%"/>
    </style:style>
    <style:style style:name="ListLabel_20_3" style:display-name="ListLabel 3" style:family="text">
      <style:text-properties fo:color="#002060" fo:font-size="11pt" fo:letter-spacing="-0.002cm" fo:language="it" fo:country="IT" fo:font-style="normal" fo:font-weight="normal" style:font-name-asian="Calibri1" style:font-size-asian="11pt" style:language-asian="en" style:country-asian="US" style:font-style-asian="normal" style:font-weight-asian="normal" style:font-name-complex="Calibri1" style:font-size-complex="11pt" style:language-complex="ar" style:country-complex="SA" style:font-style-complex="normal" style:font-weight-complex="normal" style:text-scale="100%"/>
    </style:style>
    <style:style style:name="ListLabel_20_4" style:display-name="ListLabel 4" style:family="text">
      <style:text-properties fo:language="it" fo:country="IT" style:language-asian="en" style:country-asian="US" style:language-complex="ar" style:country-complex="SA"/>
    </style:style>
    <style:style style:name="ListLabel_20_5" style:display-name="ListLabel 5" style:family="text">
      <style:text-properties fo:color="#44546a" fo:font-size="11pt" fo:letter-spacing="normal" fo:language="it" fo:country="IT" fo:font-style="normal" fo:font-weight="normal" style:font-name-asian="Wingdings1" style:font-size-asian="11pt" style:language-asian="en" style:country-asian="US" style:font-style-asian="normal" style:font-weight-asian="normal" style:font-name-complex="Wingdings1" style:font-size-complex="11pt" style:language-complex="ar" style:country-complex="SA" style:font-style-complex="normal" style:font-weight-complex="normal" style:text-scale="100%"/>
    </style:style>
    <style:style style:name="ListLabel_20_6" style:display-name="ListLabel 6" style:family="text">
      <style:text-properties fo:color="#7f7f7f" fo:font-size="11pt" fo:letter-spacing="normal" fo:language="it" fo:country="IT" fo:font-style="normal" fo:font-weight="normal" style:font-name-asian="Wingdings1" style:font-size-asian="11pt" style:language-asian="en" style:country-asian="US" style:font-style-asian="normal" style:font-weight-asian="normal" style:font-name-complex="Wingdings1" style:font-size-complex="11pt" style:language-complex="ar" style:country-complex="SA" style:font-style-complex="normal" style:font-weight-complex="normal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833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589cm" fo:margin-left="0.84cm"/>
        </style:list-level-properties>
      </text:list-level-style-number>
      <text:list-level-style-number text:level="3" text:style-name="ListLabel_20_3" style:num-suffix="." style:num-format="a" text:display-levels="2">
        <style:list-level-properties text:list-level-position-and-space-mode="label-alignment">
          <style:list-level-label-alignment text:label-followed-by="listtab" fo:text-indent="-0.635cm" fo:margin-left="2.739cm"/>
        </style:list-level-properties>
      </text:list-level-style-number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4.583cm"/>
        </style:list-level-properties>
      </text:list-level-style-bullet>
      <text:list-level-style-bullet text:level="5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6.414cm"/>
        </style:list-level-properties>
      </text:list-level-style-bullet>
      <text:list-level-style-bullet text:level="6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8.244cm"/>
        </style:list-level-properties>
      </text:list-level-style-bullet>
      <text:list-level-style-bullet text:level="7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11.908cm"/>
        </style:list-level-properties>
      </text:list-level-style-bullet>
      <text:list-level-style-bullet text:level="9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13.73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" text:bullet-char="">
        <style:list-level-properties text:list-level-position-and-space-mode="label-alignment">
          <style:list-level-label-alignment text:label-followed-by="listtab" fo:text-indent="-0.637cm" fo:margin-left="1.469cm"/>
        </style:list-level-properties>
        <style:text-properties style:font-name="Wingdings"/>
      </text:list-level-style-bullet>
      <text:list-level-style-bullet text:level="2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3.073cm"/>
        </style:list-level-properties>
      </text:list-level-style-bullet>
      <text:list-level-style-bullet text:level="3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4.665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6.257cm"/>
        </style:list-level-properties>
      </text:list-level-style-bullet>
      <text:list-level-style-bullet text:level="5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7.849cm"/>
        </style:list-level-properties>
      </text:list-level-style-bullet>
      <text:list-level-style-bullet text:level="6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9.442cm"/>
        </style:list-level-properties>
      </text:list-level-style-bullet>
      <text:list-level-style-bullet text:level="7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11.033cm"/>
        </style:list-level-properties>
      </text:list-level-style-bullet>
      <text:list-level-style-bullet text:level="8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12.626cm"/>
        </style:list-level-properties>
      </text:list-level-style-bullet>
      <text:list-level-style-bullet text:level="9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14.21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6" style:num-suffix="" text:bullet-char="">
        <style:list-level-properties text:list-level-position-and-space-mode="label-alignment">
          <style:list-level-label-alignment text:label-followed-by="listtab" fo:text-indent="-0.637cm" fo:margin-left="1.468cm"/>
        </style:list-level-properties>
        <style:text-properties style:font-name="Wingdings"/>
      </text:list-level-style-bullet>
      <text:list-level-style-bullet text:level="2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3.073cm"/>
        </style:list-level-properties>
      </text:list-level-style-bullet>
      <text:list-level-style-bullet text:level="3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4.665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6.257cm"/>
        </style:list-level-properties>
      </text:list-level-style-bullet>
      <text:list-level-style-bullet text:level="5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7.849cm"/>
        </style:list-level-properties>
      </text:list-level-style-bullet>
      <text:list-level-style-bullet text:level="6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9.442cm"/>
        </style:list-level-properties>
      </text:list-level-style-bullet>
      <text:list-level-style-bullet text:level="7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11.033cm"/>
        </style:list-level-properties>
      </text:list-level-style-bullet>
      <text:list-level-style-bullet text:level="8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12.626cm"/>
        </style:list-level-properties>
      </text:list-level-style-bullet>
      <text:list-level-style-bullet text:level="9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14.21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3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0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37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4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1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183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453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2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66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49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69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52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72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4.55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66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86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69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8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72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92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7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o Ronchetti</meta:initial-creator>
    <meta:editing-cycles>2</meta:editing-cycles>
    <meta:creation-date>2025-04-24T11:19:00</meta:creation-date>
    <dc:date>2025-04-30T17:28:35.53</dc:date>
    <meta:editing-duration>PT4S</meta:editing-duration>
    <meta:generator>OpenOffice/4.1.6$Win32 OpenOffice.org_project/416m1$Build-9790</meta:generator>
    <meta:document-statistic meta:table-count="0" meta:image-count="0" meta:object-count="0" meta:page-count="4" meta:paragraph-count="89" meta:word-count="1443" meta:character-count="101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